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5cm" fo:min-width="5.5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5.5cm" style:writing-mode="lr-tb" loext:decorative="false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5.5cm" style:writing-mode="lr-tb" loext:decorative="false"/>
      <style:paragraph-properties style:writing-mode="lr-tb"/>
    </style:style>
    <style:style style:name="gr7" style:family="graphic" style:parent-style-name="objectwithoutfill">
      <style:graphic-properties draw:stroke="dash" draw:stroke-dash="Double_20_Dash_20__28_Rounded_29_" draw:marker-end="Arrowheads_20_4" draw:marker-end-width="0.3cm" svg:stroke-linecap="round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cm" svg:height="3cm" svg:x="1cm" svg:y="1cm"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6cm" svg:height="2.5cm" svg:x="5.25cm" svg:y="6cm">
          <text:p text:style-name="P1">APIClient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6cm" svg:height="2.5cm" svg:x="5.25cm" svg:y="10.25cm">
          <text:p text:style-name="P1">Repository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4cm" svg:y1="4cm" svg:x2="5.25cm" svg:y2="7.25cm" draw:start-shape="id1" draw:start-glue-point="2" draw:end-shape="id2" draw:end-glue-point="3" svg:d="M4000 4000v3250h1250" svg:viewBox="0 0 1251 3251">
          <text:p/>
        </draw:connector>
        <draw:connector draw:style-name="gr4" draw:text-style-name="P3" draw:layer="layout" svg:x1="4cm" svg:y1="4cm" svg:x2="5.25cm" svg:y2="11.5cm" draw:start-shape="id1" draw:start-glue-point="2" draw:end-shape="id3" draw:end-glue-point="3" svg:d="M4000 4000v7500h1250" svg:viewBox="0 0 1251 7501">
          <text:p/>
        </draw:connector>
        <draw:custom-shape draw:style-name="gr2" draw:text-style-name="P2" xml:id="id4" draw:id="id4" draw:layer="layout" svg:width="6cm" svg:height="2.5cm" svg:x="5.25cm" svg:y="14.25cm">
          <text:p text:style-name="P1">VATCalculator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4cm" svg:y1="4cm" svg:x2="5.25cm" svg:y2="15.5cm" draw:start-shape="id1" draw:start-glue-point="2" draw:end-shape="id4" draw:end-glue-point="3" svg:d="M4000 4000v11500h1250" svg:viewBox="0 0 1251 11501">
          <text:p/>
        </draw:connector>
        <draw:custom-shape draw:style-name="gr6" draw:text-style-name="P2" xml:id="id5" draw:id="id5" draw:layer="layout" svg:width="6cm" svg:height="2cm" svg:x="5.25cm" svg:y="18.5cm">
          <text:p text:style-name="P1">Product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4cm" svg:y1="4cm" svg:x2="5.25cm" svg:y2="19.5cm" draw:start-shape="id1" draw:start-glue-point="2" draw:end-shape="id5" draw:end-glue-point="3" svg:d="M4000 4000v15500h1250" svg:viewBox="0 0 1251 155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lt" fo:country="L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3cm" fo:page-height="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9:20:16.376411227</meta:creation-date>
    <dc:date>2024-11-19T13:22:41.742730861</dc:date>
    <meta:editing-duration>PT48M25S</meta:editing-duration>
    <meta:editing-cycles>4</meta:editing-cycles>
    <meta:generator>LibreOffice/24.2.5.2$Linux_X86_64 LibreOffice_project/420$Build-2</meta:generator>
    <meta:document-statistic meta:object-count="9"/>
  </office:meta>
</office:document-meta>
</file>